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4c4c4c" draw:fill="solid" draw:fill-color="#4c4c4c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cccccc" draw:fill="solid" draw:fill-color="#4c4c4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2cm" fo:min-width="2.04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.62cm" svg:height="7.62cm" svg:x="3.175cm" svg:y="3.7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10.16cm" svg:height="10.16cm" svg:x="1.905cm" svg:y="3.1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4.445cm" svg:y1="3.175cm" svg:x2="4.445cm" svg:y2="13.335cm">
            <text:p/>
          </draw:line>
          <draw:line draw:style-name="gr3" draw:text-style-name="P1" draw:layer="layout" svg:x1="6.985cm" svg:y1="3.175cm" svg:x2="6.985cm" svg:y2="13.335cm">
            <text:p/>
          </draw:line>
          <draw:line draw:style-name="gr3" draw:text-style-name="P1" draw:layer="layout" svg:x1="9.525cm" svg:y1="3.175cm" svg:x2="9.525cm" svg:y2="13.335cm">
            <text:p/>
          </draw:line>
          <draw:line draw:style-name="gr3" draw:text-style-name="P1" draw:layer="layout" svg:x1="1.905cm" svg:y1="5.715cm" svg:x2="12.065cm" svg:y2="5.715cm">
            <text:p/>
          </draw:line>
          <draw:line draw:style-name="gr3" draw:text-style-name="P1" draw:layer="layout" svg:x1="1.905cm" svg:y1="8.255cm" svg:x2="12.065cm" svg:y2="8.255cm">
            <text:p/>
          </draw:line>
          <draw:line draw:style-name="gr3" draw:text-style-name="P1" draw:layer="layout" svg:x1="1.905cm" svg:y1="10.795cm" svg:x2="12.065cm" svg:y2="10.795cm">
            <text:p/>
          </draw:line>
        </draw:g>
        <draw:line draw:style-name="gr4" draw:text-style-name="P1" draw:layer="layout" svg:x1="5.715cm" svg:y1="3.81cm" svg:x2="5.715cm" svg:y2="11.43cm">
          <text:p/>
        </draw:line>
        <draw:line draw:style-name="gr4" draw:text-style-name="P1" draw:layer="layout" svg:x1="8.255cm" svg:y1="3.81cm" svg:x2="8.255cm" svg:y2="11.43cm">
          <text:p/>
        </draw:line>
        <draw:line draw:style-name="gr4" draw:text-style-name="P1" draw:layer="layout" svg:x1="3.175cm" svg:y1="6.35cm" svg:x2="10.795cm" svg:y2="6.35cm">
          <text:p/>
        </draw:line>
        <draw:line draw:style-name="gr4" draw:text-style-name="P1" draw:layer="layout" svg:x1="3.175cm" svg:y1="8.867cm" svg:x2="10.795cm" svg:y2="8.867cm">
          <text:p/>
        </draw:line>
        <draw:custom-shape draw:style-name="gr1" draw:text-style-name="P1" draw:layer="layout" svg:width="1.27cm" svg:height="1.27cm" svg:x="12.7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3.516cm" svg:height="1.27cm" svg:x="13.97cm" svg:y="10.16cm">
          <draw:text-box>
            <text:p>View block</text:p>
          </draw:text-box>
        </draw:frame>
        <draw:frame draw:style-name="gr6" draw:layer="layout" svg:width="3.81cm" svg:height="1.27cm" svg:x="13.97cm" svg:y="12.065cm">
          <draw:text-box>
            <text:p>Base block</text:p>
          </draw:text-box>
        </draw:frame>
        <draw:custom-shape draw:style-name="gr7" draw:text-style-name="P1" draw:layer="layout" svg:width="1.27cm" svg:height="1.27cm" svg:x="12.7cm" svg:y="12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none" draw:fill-color="#0000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ds Kristensen</meta:initial-creator>
    <meta:creation-date>2010-11-22T09:41:37</meta:creation-date>
    <meta:editing-duration>PT00H56M54S</meta:editing-duration>
    <meta:editing-cycles>3</meta:editing-cycles>
    <dc:date>2010-11-22T11:35:06</dc:date>
    <dc:creator>Mads Kristensen</dc:creator>
    <meta:generator>OpenOffice.org/3.2$Unix OpenOffice.org_project/320m19$Build-9505</meta:generator>
    <meta:document-statistic meta:object-count="40"/>
  </office:meta>
</office:document-meta>
</file>